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b6b8" officeooo:paragraph-rsid="001cb6b8"/>
    </style:style>
    <style:style style:name="P2" style:family="paragraph" style:parent-style-name="Standard">
      <style:text-properties officeooo:rsid="001e9a9b" officeooo:paragraph-rsid="001e9a9b"/>
    </style:style>
    <style:style style:name="P3" style:family="paragraph" style:parent-style-name="Standard">
      <style:text-properties officeooo:rsid="001f83d4" officeooo:paragraph-rsid="001f83d4"/>
    </style:style>
    <style:style style:name="T1" style:family="text">
      <style:text-properties officeooo:rsid="001f83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A)</text:span>DOCKER- UBUNTU</text:p>
      <text:p text:style-name="P1"/>
      <text:p text:style-name="P1"/>
      <text:p text:style-name="P2"><text:tab/></text:p>
      <text:p text:style-name="P2"><text:tab/>CLOUD COMPUTING<text:tab/>: ASSIGNMENT NO.3</text:p>
      <text:p text:style-name="P2"><text:tab/>DOCKER ASSSIGNMENT <text:tab/>: UBUNTU 16.10</text:p>
      <text:p text:style-name="P2"></text:p>
      <text:p text:style-name="P2"><text:tab/>ccoew@ccoew:~$ sudo su</text:p>
      <text:p text:style-name="P2"><text:tab/>[sudo] password for ccoew: </text:p>
      <text:p text:style-name="P2"><text:tab/></text:p>
      <text:p text:style-name="P2"><text:tab/>root@ccoew:/home/ccoew# docker -v</text:p>
      <text:p text:style-name="P2"><text:tab/>Docker version 1.12.6, build 78d1802</text:p>
      <text:p text:style-name="P2"><text:tab/>-------------------------------------------------------------------</text:p>
      <text:p text:style-name="P2"><text:tab/>root@ccoew:/home/ccoew# sudo docker info</text:p>
      <text:p text:style-name="P2"><text:tab/>Containers: 22</text:p>
      <text:p text:style-name="P2"><text:tab/> Running: 0</text:p>
      <text:p text:style-name="P2"><text:tab/> Paused: 0</text:p>
      <text:p text:style-name="P2"><text:tab/> Stopped: 22</text:p>
      <text:p text:style-name="P2"><text:tab/>Images: 28</text:p>
      <text:p text:style-name="P2"><text:tab/>Server Version: 1.12.6</text:p>
      <text:p text:style-name="P2"><text:tab/>Storage Driver: aufs</text:p>
      <text:p text:style-name="P2"><text:tab/> Root Dir: /var/lib/docker/aufs</text:p>
      <text:p text:style-name="P2"><text:tab/> Backing Filesystem: extfs</text:p>
      <text:p text:style-name="P2"><text:tab/> Dirs: 98</text:p>
      <text:p text:style-name="P2"><text:tab/> Dirperm1 Supported: true</text:p>
      <text:p text:style-name="P2"><text:tab/>Logging Driver: json-file</text:p>
      <text:p text:style-name="P2"><text:tab/>Cgroup Driver: cgroupfs</text:p>
      <text:p text:style-name="P2"><text:tab/>Plugins:</text:p>
      <text:p text:style-name="P2"><text:tab/> Volume: local</text:p>
      <text:p text:style-name="P2"><text:tab/> Network: bridge host null overlay</text:p>
      <text:p text:style-name="P2"><text:tab/>Swarm: inactive</text:p>
      <text:p text:style-name="P2"><text:tab/>Runtimes: runc</text:p>
      <text:p text:style-name="P2"><text:tab/>Default Runtime: runc</text:p>
      <text:p text:style-name="P2"><text:tab/>Security Options: apparmor seccomp</text:p>
      <text:p text:style-name="P2"><text:tab/>Kernel Version: 4.4.0-21-generic</text:p>
      <text:p text:style-name="P2"><text:tab/>Operating System: Ubuntu 16.04 LTS</text:p>
      <text:p text:style-name="P2"><text:tab/>OSType: linux</text:p>
      <text:p text:style-name="P2"><text:tab/>Architecture: x86_64</text:p>
      <text:p text:style-name="P2"><text:tab/>CPUs: 4</text:p>
      <text:p text:style-name="P2"><text:tab/>Total Memory: 7.671 GiB</text:p>
      <text:p text:style-name="P2"><text:tab/>Name: ccoew</text:p>
      <text:p text:style-name="P2"><text:tab/>ID: JCWU:TYIO:GIDZ:DGZ4:3YSC:M4FP:MGDB:7KUB:JMNV:RFHN:RQN2:IZJT</text:p>
      <text:p text:style-name="P2"><text:tab/>Docker Root Dir: /var/lib/docker</text:p>
      <text:p text:style-name="P2"><text:tab/>Debug Mode (client): false</text:p>
      <text:p text:style-name="P2"><text:tab/>Debug Mode (server): false</text:p>
      <text:p text:style-name="P2"><text:tab/>Registry: https://index.docker.io/v1/</text:p>
      <text:p text:style-name="P2"><text:tab/>WARNING: No swap limit support</text:p>
      <text:p text:style-name="P2"><text:tab/>Insecure Registries:</text:p>
      <text:p text:style-name="P2"><text:tab/> 127.0.0.0/8</text:p>
      <text:p text:style-name="P2"><text:tab/>-------------------------------------------------------------------</text:p>
      <text:p text:style-name="P2"><text:tab/>root@ccoew:/home/ccoew# sudo docker run hello-world</text:p>
      <text:p text:style-name="P2"></text:p>
      <text:p text:style-name="P2"><text:soft-page-break/><text:tab/>Hello from Docker!</text:p>
      <text:p text:style-name="P2"><text:tab/>This message shows that your installation appears to be working correctly.</text:p>
      <text:p text:style-name="P2"></text:p>
      <text:p text:style-name="P2"><text:tab/>To generate this message, Docker took the following steps:</text:p>
      <text:p text:style-name="P2"><text:tab/> 1. The Docker client contacted the Docker daemon.</text:p>
      <text:p text:style-name="P2"><text:tab/> 2. The Docker daemon pulled the "hello-world" image from the Docker Hub.</text:p>
      <text:p text:style-name="P2"><text:tab/> 3. The Docker daemon created a new container from that image which runs the</text:p>
      <text:p text:style-name="P2"><text:tab/> <text:s text:c="3"/>executable that produces the output you are currently reading.</text:p>
      <text:p text:style-name="P2"><text:tab/> 4. The Docker daemon streamed that output to the Docker client, which sent it</text:p>
      <text:p text:style-name="P2"><text:tab/> <text:s text:c="3"/>to your terminal.</text:p>
      <text:p text:style-name="P2"></text:p>
      <text:p text:style-name="P2"><text:tab/>To try something more ambitious, you can run an Ubuntu container with:</text:p>
      <text:p text:style-name="P2"><text:tab/> $ docker run -it ubuntu bash</text:p>
      <text:p text:style-name="P2"></text:p>
      <text:p text:style-name="P2"><text:tab/>Share images, automate workflows, and more with a free Docker ID:</text:p>
      <text:p text:style-name="P2"><text:tab/> https://cloud.docker.com/</text:p>
      <text:p text:style-name="P2"></text:p>
      <text:p text:style-name="P2"><text:tab/>For more examples and ideas, visit:</text:p>
      <text:p text:style-name="P2"><text:tab/> https://docs.docker.com/engine/userguide/</text:p>
      <text:p text:style-name="P2"><text:tab/>-------------------------------------------------------------------</text:p>
      <text:p text:style-name="P2"><text:tab/>root@ccoew:/home/ccoew# docker search ubuntu</text:p>
      <text:p text:style-name="P2"><text:tab/>NAME <text:s text:c="40"/>DESCRIPTION <text:s text:c="36"/>STARS <text:s text:c="4"/>OFFICIAL <text:s text:c="2"/>AUTOMATED</text:p>
      <text:p text:style-name="P2"><text:tab/>ubuntu <text:s text:c="38"/>Ubuntu is a Debian-based Linux operating s... <text:s text:c="2"/>5714 <text:s text:c="5"/>[OK] <text:s text:c="6"/></text:p>
      <text:p text:style-name="P2"><text:tab/>rastasheep/ubuntu-sshd <text:s text:c="22"/>Dockerized SSH service, built on top of of... <text:s text:c="2"/>77 <text:s text:c="18"/>[OK]</text:p>
      <text:p text:style-name="P2"><text:tab/>ubuntu-upstart <text:s text:c="30"/>Upstart is an event-based replacement for ... <text:s text:c="2"/>71 <text:s text:c="7"/>[OK] <text:s text:c="6"/></text:p>
      <text:p text:style-name="P2"><text:tab/>consol/ubuntu-xfce-vnc <text:s text:c="22"/>Ubuntu container with "headless" VNC sessi... <text:s text:c="2"/>45 <text:s text:c="18"/>[OK]</text:p>
      <text:p text:style-name="P2"><text:tab/>ubuntu-debootstrap <text:s text:c="26"/>debootstrap --variant=minbase --components... <text:s text:c="2"/>30 <text:s text:c="7"/>[OK] <text:s text:c="6"/></text:p>
      <text:p text:style-name="P2"><text:tab/>torusware/speedus-ubuntu <text:s text:c="20"/>Always updated official Ubuntu docker imag... <text:s text:c="2"/>27 <text:s text:c="18"/>[OK]</text:p>
      <text:p text:style-name="P2"><text:tab/>nuagebec/ubuntu <text:s text:c="29"/>Simple always updated Ubuntu docker images... <text:s text:c="2"/>17 <text:s text:c="18"/>[OK]</text:p>
      <text:p text:style-name="P2"><text:tab/>nickistre/ubuntu-lamp <text:s text:c="23"/>LAMP server on Ubuntu <text:s text:c="26"/>16 <text:s text:c="18"/>[OK]</text:p>
      <text:p text:style-name="P2"><text:tab/>nimmis/ubuntu <text:s text:c="31"/>This is a docker images different LTS vers... <text:s text:c="2"/>6 <text:s text:c="19"/>[OK]</text:p>
      <text:p text:style-name="P2"><text:tab/>solita/ubuntu-systemd <text:s text:c="23"/>Ubuntu + systemd <text:s text:c="31"/>4 <text:s text:c="19"/>[OK]</text:p>
      <text:p text:style-name="P2"><text:tab/>darksheer/ubuntu <text:s text:c="28"/>Base Ubuntu Image -- Updated hourly <text:s text:c="12"/>2 <text:s text:c="19"/>[OK]</text:p>
      <text:p text:style-name="P2"><text:tab/>jordi/ubuntu <text:s text:c="32"/>Ubuntu Base Image <text:s text:c="30"/>1 <text:s text:c="19"/>[OK]</text:p>
      <text:p text:style-name="P2"><text:tab/>admiringworm/ubuntu <text:s text:c="25"/>Base ubuntu images based on the official u... <text:s text:c="2"/>1 <text:s text:c="19"/>[OK]</text:p>
      <text:p text:style-name="P2"><text:tab/>webhippie/ubuntu <text:s text:c="28"/>Docker images for ubuntu <text:s text:c="23"/>0 <text:s text:c="19"/>[OK]</text:p>
      <text:p text:style-name="P2"><text:tab/>teamrock/ubuntu <text:s text:c="29"/>TeamRock's Ubuntu image configured with AW... <text:s text:c="2"/>0 <text:s text:c="19"/>[OK]</text:p>
      <text:p text:style-name="P2"><text:soft-page-break/><text:tab/>datenbetrieb/ubuntu <text:s text:c="25"/>custom flavor of the official ubuntu base ... <text:s text:c="2"/>0 <text:s text:c="19"/>[OK]</text:p>
      <text:p text:style-name="P2"><text:tab/>forumi0721ubuntux64/ubuntu-x64-dev <text:s text:c="10"/>ubuntu-x64-dev <text:s text:c="33"/>0 <text:s text:c="19"/>[OK]</text:p>
      <text:p text:style-name="P2"><text:tab/>konstruktoid/ubuntu <text:s text:c="25"/>Ubuntu base image <text:s text:c="30"/>0 <text:s text:c="19"/>[OK]</text:p>
      <text:p text:style-name="P2"><text:tab/>lynxtp/ubuntu <text:s text:c="31"/>https://github.com/lynxtp/docker-ubuntu <text:s text:c="8"/>0 <text:s text:c="19"/>[OK]</text:p>
      <text:p text:style-name="P2"><text:tab/>vcatechnology/ubuntu <text:s text:c="24"/>A Ubuntu image that is updated daily <text:s text:c="11"/>0 <text:s text:c="19"/>[OK]</text:p>
      <text:p text:style-name="P2"><text:tab/>forumi0721ubuntuarmhf/ubuntu-armhf-dev <text:s text:c="6"/>ubuntu-armhf-dev <text:s text:c="31"/>0 <text:s text:c="19"/>[OK]</text:p>
      <text:p text:style-name="P2"><text:tab/>forumi0721ubuntuaarch64/ubuntu-aarch64-dev <text:s text:c="2"/>ubuntu-aarch64-dev <text:s text:c="29"/>0 <text:s text:c="19"/>[OK]</text:p>
      <text:p text:style-name="P2"><text:tab/>forumi0721ubuntux64/ubuntu-x64-dev-armbian <text:s text:c="2"/>ubuntu-x64-dev-armbian <text:s text:c="25"/>0 <text:s text:c="19"/>[OK]</text:p>
      <text:p text:style-name="P2"><text:tab/>forumi0721ubuntux64/ubuntu-x64-dev-android <text:s text:c="2"/>ubuntu-x64-dev-android <text:s text:c="25"/>0 <text:s text:c="19"/>[OK]</text:p>
      <text:p text:style-name="P2"><text:tab/>labengine/ubuntu <text:s text:c="28"/>Images base ubuntu <text:s text:c="29"/>0 <text:s text:c="19"/>[OK]</text:p>
      <text:p text:style-name="P2"><text:tab/>root@ccoew:/home/ccoew# docker pull ubuntu</text:p>
      <text:p text:style-name="P2"><text:tab/>Using default tag: latest</text:p>
      <text:p text:style-name="P2"><text:tab/>latest: Pulling from library/ubuntu</text:p>
      <text:p text:style-name="P2"><text:tab/>Digest: <text:tab/>sha256:dd7808d8792c9841d0b460122f1acf0a2dd1f56404f8d1e56298048885e45535</text:p>
      <text:p text:style-name="P2"><text:tab/>Status: Image is up to date for ubuntu:latest</text:p>
      <text:p text:style-name="P2"><text:tab/>-------------------------------------------------------------------</text:p>
      <text:p text:style-name="P2"><text:tab/>root@ccoew:/home/ccoew# docker images</text:p>
      <text:p text:style-name="P2"><text:tab/>REPOSITORY <text:s text:c="10"/>TAG <text:s text:c="16"/>IMAGE ID <text:s text:c="11"/>CREATED <text:s text:c="12"/>SIZE</text:p>
      <text:p text:style-name="P2"><text:tab/>ubuntu <text:s text:c="14"/>16.10 <text:s text:c="14"/>30b23364a716 <text:s text:c="7"/>2 weeks ago <text:s text:c="8"/>104.1 MB</text:p>
      <text:p text:style-name="P2"><text:tab/>ubuntu <text:s text:c="14"/>latest <text:s text:c="13"/>0ef2e08ed3fa <text:s text:c="7"/>2 weeks ago <text:s text:c="8"/>130 MB</text:p>
      <text:p text:style-name="P2"><text:tab/>mysql/mysql-server <text:s text:c="2"/>latest <text:s text:c="13"/>65f6760a2eef <text:s text:c="7"/>4 weeks ago <text:s text:c="8"/>214.7 MB</text:p>
      <text:p text:style-name="P2"><text:tab/>mysql/mysql-server <text:s text:c="2"/>5.6 <text:s text:c="16"/>bcf0ba9e4379 <text:s text:c="7"/>4 weeks ago <text:s text:c="8"/>214.1 MB</text:p>
      <text:p text:style-name="P2"><text:tab/>ubuntu <text:s text:c="14"/>&lt;none&gt; <text:s text:c="13"/>f49eec89601e <text:s text:c="7"/>8 weeks ago <text:s text:c="8"/>129.5 MB</text:p>
      <text:p text:style-name="P2"><text:tab/>hello-world <text:s text:c="9"/>latest <text:s text:c="13"/>48b5124b2768 <text:s text:c="7"/>9 weeks ago <text:s text:c="8"/>1.84 kB</text:p>
      <text:p text:style-name="P2"><text:tab/>ubuntuimage <text:s text:c="9"/>latest <text:s text:c="13"/>c227688b49ca <text:s text:c="7"/>15 months ago <text:s text:c="6"/>187.9 MB</text:p>
      <text:p text:style-name="P2"><text:tab/>mysql <text:s text:c="15"/>latest <text:s text:c="13"/>3a39df579e42 <text:s text:c="7"/>18 months ago <text:s text:c="6"/>283.5 MB</text:p>
      <text:p text:style-name="P2"><text:tab/>docker/whalesay <text:s text:c="5"/>latest <text:s text:c="13"/>6b362a9f73eb <text:s text:c="7"/>22 months ago <text:s text:c="6"/>247 MB</text:p>
      <text:p text:style-name="P2"><text:tab/>-------------------------------------------------------------------</text:p>
      <text:p text:style-name="P2"><text:tab/>root@ccoew:/home/ccoew# docker ps -a</text:p>
      <text:p text:style-name="P2"><text:tab/>CONTAINER ID <text:s text:c="7"/>IMAGE <text:s text:c="19"/>COMMAND <text:s text:c="17"/>CREATED <text:s text:c="12"/>STATUS <text:s text:c="24"/>PORTS <text:s text:c="19"/>NAMES</text:p>
      <text:p text:style-name="P2"><text:tab/>909a0fc06cb1 <text:s text:c="7"/>hello-world <text:s text:c="13"/>"/hello" <text:s text:c="16"/>3 minutes ago <text:s text:c="6"/>Exited (0) 3 minutes ago <text:s text:c="31"/><text:tab/><text:tab/> <text:tab/><text:tab/><text:tab/>elegant_archimedes</text:p>
      <text:p text:style-name="P2"><text:tab/>f0c6b9d66cec <text:s text:c="7"/>hello-world <text:s text:c="13"/>"/hello" <text:s text:c="16"/>5 minutes ago <text:s text:c="6"/>Exited (0) 5 minutes ago <text:s text:c="31"/>silly_ramanujan</text:p>
      <text:p text:style-name="P2"><text:tab/>bd92d4095e02 <text:s text:c="7"/>mysql <text:s text:c="19"/>"/entrypoint.sh mysql" <text:s text:c="2"/>About an hour ago <text:s text:c="2"/>Exited (0) 44 minutes ago <text:s text:c="30"/>test-mysql</text:p>
      <text:p text:style-name="P2"><text:tab/>e833d829d9b9 <text:s text:c="7"/>ubuntu:16.10 <text:s text:c="12"/>"/bin/bash" <text:s text:c="13"/>About an hour ago <text:s text:c="2"/>Exited (0) About an hour ago <text:s text:c="27"/>silly_panini</text:p>
      <text:p text:style-name="P2"><text:tab/>2ff5b1ef6a3e <text:s text:c="7"/>ubuntu:16.10 <text:s text:c="12"/>"/bin/bash" <text:s text:c="13"/>About an hour ago <text:s text:c="2"/>Created <text:s text:c="48"/><text:tab/><text:tab/> <text:s text:c="3"/><text:tab/>condescending_rosalind</text:p>
      <text:p text:style-name="P2"><text:soft-page-break/><text:tab/>62e07474db64 <text:s text:c="7"/>hello-world <text:s text:c="13"/>"/hello" <text:s text:c="16"/>About an hour ago <text:s text:c="2"/>Exited (0) About an hour ago <text:s text:c="27"/>agitated_babbage</text:p>
      <text:p text:style-name="P2"><text:tab/>66e4df2f63bf <text:s text:c="7"/>hello-world <text:s text:c="13"/>"/hello" <text:s text:c="16"/>About an hour ago <text:s text:c="2"/>Exited (0) About an hour ago <text:s text:c="27"/>pedantic_jang</text:p>
      <text:p text:style-name="P2"><text:tab/>e65dd7263b89 <text:s text:c="7"/>mysql/mysql-server:5.6 <text:s text:c="2"/>"/entrypoint.sh mysql" <text:s text:c="2"/>3 hours ago <text:s text:c="8"/>Exited (0) 2 hours ago <text:s text:c="33"/><text:tab/><text:tab/><text:tab/>my-container-name</text:p>
      <text:p text:style-name="P2"><text:tab/>36aba7e42087 <text:s text:c="7"/>bcf0ba9e4379 <text:s text:c="12"/>"/entrypoint.sh mysql" <text:s text:c="2"/>3 hours ago <text:s text:c="8"/>Exited (0) 3 hours ago <text:s text:c="33"/>friendly_yalow</text:p>
      <text:p text:style-name="P2"><text:tab/>649675f6cb6e <text:s text:c="7"/>docker/whalesay <text:s text:c="9"/>"cowsay boo boo bohit" <text:s text:c="2"/>3 hours ago <text:s text:c="8"/>Exited (0) 3 hours ago <text:s text:c="33"/>elastic_payne</text:p>
      <text:p text:style-name="P2"><text:tab/>03fd84d6b31d <text:s text:c="7"/>docker/whalesay <text:s text:c="9"/>"cowsay boo" <text:s text:c="12"/>3 hours ago <text:s text:c="8"/>Exited (0) 3 hours ago <text:s text:c="33"/>focused_mcnulty</text:p>
      <text:p text:style-name="P2"><text:tab/>d009b44ec2f2 <text:s text:c="7"/>6b362a9f73eb <text:s text:c="12"/>"/bin/bash" <text:s text:c="13"/>3 hours ago <text:s text:c="8"/>Exited (0) 3 hours ago <text:s text:c="33"/>gallant_saha</text:p>
      <text:p text:style-name="P2"><text:tab/>d3f851a76225 <text:s text:c="7"/>hello-world <text:s text:c="13"/>"/hello" <text:s text:c="16"/>4 hours ago <text:s text:c="8"/>Exited (0) 4 hours ago <text:s text:c="33"/>flamboyant_brown</text:p>
      <text:p text:style-name="P2"><text:tab/>31ab391edf73 <text:s text:c="7"/>mysql <text:s text:c="19"/>"/entrypoint.sh mysql" <text:s text:c="2"/>2 days ago <text:s text:c="9"/>Exited (0) 2 days ago <text:s text:c="34"/><text:tab/><text:tab/><text:tab/>romantic_lovelace</text:p>
      <text:p text:style-name="P2"><text:tab/>0a27fd8b75b5 <text:s text:c="7"/>mysql <text:s text:c="19"/>"/entrypoint.sh mysql" <text:s text:c="2"/>2 days ago <text:s text:c="9"/>Exited (0) 2 days ago <text:s text:c="34"/>vigilant_curran</text:p>
      <text:p text:style-name="P2"><text:tab/>0d5492e805d6 <text:s text:c="7"/>mysql/mysql-server:5.6 <text:s text:c="2"/>"/entrypoint.sh mysql" <text:s text:c="2"/>3 weeks ago <text:s text:c="8"/>Exited (0) 2 days ago <text:s text:c="9"/>3306/tcp <text:s text:c="16"/>mysql</text:p>
      <text:p text:style-name="P2"><text:tab/>0191e50bbd99 <text:s text:c="7"/>f49eec89601e <text:s text:c="12"/>"/bin/bash" <text:s text:c="13"/>3 weeks ago <text:s text:c="8"/>Exited (0) 2 days ago <text:s text:c="34"/><text:tab/><text:tab/><text:tab/>vigilant_montalcini</text:p>
      <text:p text:style-name="P2"><text:tab/>882ccd248333 <text:s text:c="7"/>mysql:latest <text:s text:c="12"/>"/entrypoint.sh mysql" <text:s text:c="2"/>3 weeks ago <text:s text:c="8"/>Exited (0) 2 days ago <text:s text:c="9"/>3306/tcp <text:s text:c="16"/>mysql-server</text:p>
      <text:p text:style-name="P2"><text:tab/>0666de6190ca <text:s text:c="7"/>mysql:latest <text:s text:c="12"/>"/entrypoint.sh mysql" <text:s text:c="2"/>3 weeks ago <text:s text:c="8"/>Created <text:s text:c="48"/>mysql-data</text:p>
      <text:p text:style-name="P2"><text:tab/>93819f83c4c2 <text:s text:c="7"/>mysql <text:s text:c="19"/>"/entrypoint.sh mysql" <text:s text:c="2"/>3 weeks ago <text:s text:c="8"/>Exited (0) 2 days ago <text:s text:c="9"/>0.0.0.0:3306-&gt;3306/tcp <text:s text:c="2"/>new321</text:p>
      <text:p text:style-name="P2"><text:tab/>51d319f16b73 <text:s text:c="7"/>hello-world <text:s text:c="13"/>"/hello" <text:s text:c="16"/>4 weeks ago <text:s text:c="8"/>Exited (0) 4 weeks ago <text:s text:c="33"/>new123</text:p>
      <text:p text:style-name="P2"><text:tab/>3e4aea62117a <text:s text:c="7"/>hello-world <text:s text:c="13"/>"/hello" <text:s text:c="16"/>4 weeks ago <text:s text:c="8"/>Exited (0) 4 weeks ago <text:s text:c="33"/><text:tab/><text:tab/><text:tab/>confident_mcclintock</text:p>
      <text:p text:style-name="P2"><text:tab/>8027a7aa5437 <text:s text:c="7"/>f49eec89601e <text:s text:c="12"/>"/bin/bash" <text:s text:c="13"/>4 weeks ago <text:s text:c="8"/>Exited (0) 3 weeks ago <text:s text:c="33"/>ubuntu_container</text:p>
      <text:p text:style-name="P2"><text:tab/>-------------------------------------------------------------------</text:p>
      <text:p text:style-name="P2"><text:tab/>root@ccoew:/home/ccoew# docker create ubuntu:16.10</text:p>
      <text:p text:style-name="P2"><text:tab/>1b210c5c93befc79e1f61ce4008e501b24a5331005677810934ee294124da92c</text:p>
      <text:p text:style-name="P2"><text:tab/>-------------------------------------------------------------------</text:p>
      <text:p text:style-name="P2"><text:tab/>root@ccoew:/home/ccoew# docker run -i -t ubuntu:16.10 /bin/bash</text:p>
      <text:p text:style-name="P2"><text:tab/>-------------------------------------------------------------------</text:p>
      <text:p text:style-name="P2"><text:tab/>root@896463f11609:/# ls</text:p>
      <text:p text:style-name="P2"><text:tab/>bin <text:s/>boot <text:s/>dev <text:s/>etc <text:s/>home <text:s/>lib <text:s/>lib64 <text:s/>media <text:s/>mnt <text:s/>opt <text:s/>proc <text:s/>root <text:s/>run <text:s/>sbin <text:s/>srv <text:s/>sys <text:s/>tmp <text:s/>usr <text:s/><text:tab/>var</text:p>
      <text:p text:style-name="P2"><text:tab/>-------------------------------------------------------------------</text:p>
      <text:p text:style-name="P2"><text:tab/>root@896463f11609:/# ls home</text:p>
      <text:p text:style-name="P2"><text:tab/>-------------------------------------------------------------------</text:p>
      <text:p text:style-name="P2"><text:tab/>root@896463f11609:/# cd bin</text:p>
      <text:p text:style-name="P2"><text:tab/>-------------------------------------------------------------------</text:p>
      <text:p text:style-name="P2"><text:tab/>root@896463f11609:/bin# ls</text:p>
      <text:p text:style-name="P2"><text:tab/>bash <text:s text:c="2"/>dd <text:s text:c="12"/>false <text:s text:c="4"/>kill <text:s text:c="3"/>more <text:s text:c="10"/>rbash <text:s text:c="6"/>sleep <text:s text:c="4"/>true <text:s text:c="9"/>zcat <text:s text:c="3"/>zmore</text:p>
      <text:p text:style-name="P2"><text:soft-page-break/><text:tab/>cat <text:s text:c="3"/>df <text:s text:c="12"/>fgrep <text:s text:c="4"/>ln <text:s text:c="5"/>mount <text:s text:c="9"/>readlink <text:s text:c="3"/>stty <text:s text:c="5"/>umount <text:s text:c="7"/>zcmp <text:s text:c="3"/>znew</text:p>
      <text:p text:style-name="P2"><text:tab/>chgrp <text:s/>dir <text:s text:c="11"/>findmnt <text:s text:c="2"/>login <text:s text:c="2"/>mountpoint <text:s text:c="4"/>rm <text:s text:c="9"/>su <text:s text:c="7"/>uname <text:s text:c="8"/>zdiff</text:p>
      <text:p text:style-name="P2"><text:tab/>chmod <text:s/>dmesg <text:s text:c="9"/>grep <text:s text:c="5"/>ls <text:s text:c="5"/>mv <text:s text:c="12"/>rmdir <text:s text:c="6"/>sync <text:s text:c="5"/>uncompress <text:s text:c="3"/>zegrep</text:p>
      <text:p text:style-name="P2"><text:tab/>chown <text:s/>dnsdomainname <text:s/>gunzip <text:s text:c="3"/>lsblk <text:s text:c="2"/>nisdomainname <text:s/>run-parts <text:s text:c="2"/>tailf <text:s text:c="4"/>vdir <text:s text:c="9"/><text:tab/>zfgrep</text:p>
      <text:p text:style-name="P2"><text:tab/>cp <text:s text:c="4"/>domainname <text:s text:c="4"/>gzexe <text:s text:c="4"/>mkdir <text:s text:c="2"/>pidof <text:s text:c="9"/>sed <text:s text:c="8"/>tar <text:s text:c="6"/>wdctl <text:s text:c="8"/>zforce</text:p>
      <text:p text:style-name="P2"><text:tab/>dash <text:s text:c="2"/>echo <text:s text:c="10"/>gzip <text:s text:c="5"/>mknod <text:s text:c="2"/>ps <text:s text:c="12"/>sh <text:s text:c="9"/>tempfile <text:s/>which <text:s text:c="8"/>zgrep</text:p>
      <text:p text:style-name="P2"><text:tab/>date <text:s text:c="2"/>egrep <text:s text:c="9"/>hostname <text:s/>mktemp <text:s/>pwd <text:s text:c="11"/>sh.distrib <text:s/>touch <text:s text:c="4"/>ypdomainname <text:s/>zless</text:p>
      <text:p text:style-name="P2"><text:tab/>-------------------------------------------------------------------</text:p>
      <text:p text:style-name="P2"><text:tab/>root@896463f11609:/bin# cd ..</text:p>
      <text:p text:style-name="P2"><text:tab/>-------------------------------------------------------------------</text:p>
      <text:p text:style-name="P2"><text:tab/>root@896463f11609:/# exit</text:p>
      <text:p text:style-name="P2"><text:tab/>exit</text:p>
      <text:p text:style-name="P2"><text:tab/>-------------------------------------------------------------------</text:p>
      <text:p text:style-name="P2"><text:tab/>root@ccoew:/home/ccoew# docker ps -a</text:p>
      <text:p text:style-name="P2"><text:tab/>CONTAINER ID <text:s text:c="7"/>IMAGE <text:s text:c="19"/>COMMAND <text:s text:c="17"/>CREATED <text:s text:c="12"/>STATUS <text:s text:c="24"/>PORTS <text:s text:c="19"/>NAMES</text:p>
      <text:p text:style-name="P2"><text:tab/>896463f11609 <text:s text:c="7"/>ubuntu:16.10 <text:s text:c="12"/>"/bin/bash" <text:s text:c="13"/>3 minutes ago <text:s text:c="6"/>Exited (127) 10 seconds ago <text:s text:c="28"/>small_bell</text:p>
      <text:p text:style-name="P2"><text:tab/>1b210c5c93be <text:s text:c="7"/>ubuntu:16.10 <text:s text:c="12"/>"/bin/bash" <text:s text:c="13"/>3 minutes ago <text:s text:c="6"/>Created <text:s text:c="48"/>high_agnesi</text:p>
      <text:p text:style-name="P2"><text:tab/>909a0fc06cb1 <text:s text:c="7"/>hello-world <text:s text:c="13"/>"/hello" <text:s text:c="16"/>7 minutes ago <text:s text:c="6"/>Exited (0) 7 minutes ago <text:s text:c="31"/><text:tab/><text:tab/><text:tab/>elegant_archimedes</text:p>
      <text:p text:style-name="P2"><text:tab/>f0c6b9d66cec <text:s text:c="7"/>hello-world <text:s text:c="13"/>"/hello" <text:s text:c="16"/>9 minutes ago <text:s text:c="6"/>Exited (0) 9 minutes ago <text:s text:c="31"/>silly_ramanujan</text:p>
      <text:p text:style-name="P2"><text:tab/>bd92d4095e02 <text:s text:c="7"/>mysql <text:s text:c="19"/>"/entrypoint.sh mysql" <text:s text:c="2"/>About an hour ago <text:s text:c="2"/>Exited (0) 49 minutes ago <text:s text:c="30"/>test-mysql</text:p>
      <text:p text:style-name="P2"><text:tab/>e833d829d9b9 <text:s text:c="7"/>ubuntu:16.10 <text:s text:c="12"/>"/bin/bash" <text:s text:c="13"/>About an hour ago <text:s text:c="2"/>Exited (0) About an hour ago <text:s text:c="27"/>silly_panini</text:p>
      <text:p text:style-name="P2"><text:tab/>2ff5b1ef6a3e <text:s text:c="7"/>ubuntu:16.10 <text:s text:c="12"/>"/bin/bash" <text:s text:c="13"/>About an hour ago <text:s text:c="2"/>Created <text:s text:c="48"/><text:tab/><text:tab/><text:tab/>condescending_rosalind</text:p>
      <text:p text:style-name="P2"><text:tab/>62e07474db64 <text:s text:c="7"/>hello-world <text:s text:c="13"/>"/hello" <text:s text:c="16"/>About an hour ago <text:s text:c="2"/>Exited (0) About an hour ago <text:s text:c="27"/>agitated_babbage</text:p>
      <text:p text:style-name="P2"><text:tab/>66e4df2f63bf <text:s text:c="7"/>hello-world <text:s text:c="13"/>"/hello" <text:s text:c="16"/>About an hour ago <text:s text:c="2"/>Exited (0) About an hour ago <text:s text:c="27"/>pedantic_jang</text:p>
      <text:p text:style-name="P2"><text:tab/>e65dd7263b89 <text:s text:c="7"/>mysql/mysql-server:5.6 <text:s text:c="2"/>"/entrypoint.sh mysql" <text:s text:c="2"/>3 hours ago <text:s text:c="8"/>Exited (0) 2 hours ago <text:s text:c="33"/><text:tab/><text:tab/><text:tab/>my-container-name</text:p>
      <text:p text:style-name="P2"><text:tab/>36aba7e42087 <text:s text:c="7"/>bcf0ba9e4379 <text:s text:c="12"/>"/entrypoint.sh mysql" <text:s text:c="2"/>3 hours ago <text:s text:c="8"/>Exited (0) 3 hours ago <text:s text:c="33"/>friendly_yalow</text:p>
      <text:p text:style-name="P2"><text:tab/>649675f6cb6e <text:s text:c="7"/>docker/whalesay <text:s text:c="9"/>"cowsay boo boo bohit" <text:s text:c="2"/>3 hours ago <text:s text:c="8"/>Exited (0) 3 hours ago <text:s text:c="33"/>elastic_payne</text:p>
      <text:p text:style-name="P2"><text:tab/>03fd84d6b31d <text:s text:c="7"/>docker/whalesay <text:s text:c="9"/>"cowsay boo" <text:s text:c="12"/>3 hours ago <text:s text:c="8"/>Exited (0) 3 hours ago <text:s text:c="33"/>focused_mcnulty</text:p>
      <text:p text:style-name="P2"><text:tab/>d009b44ec2f2 <text:s text:c="7"/>6b362a9f73eb <text:s text:c="12"/>"/bin/bash" <text:s text:c="13"/>3 hours ago <text:s text:c="8"/>Exited (0) 3 hours ago <text:s text:c="33"/>gallant_saha</text:p>
      <text:p text:style-name="P2"><text:tab/>d3f851a76225 <text:s text:c="7"/>hello-world <text:s text:c="13"/>"/hello" <text:s text:c="16"/>4 hours ago <text:s text:c="8"/>Exited (0) 4 hours ago <text:s text:c="33"/>flamboyant_brown</text:p>
      <text:p text:style-name="P2"><text:tab/>31ab391edf73 <text:s text:c="7"/>mysql <text:s text:c="19"/>"/entrypoint.sh mysql" <text:s text:c="2"/>2 days ago <text:s text:c="9"/>Exited (0) 2 days ago <text:s text:c="34"/><text:tab/><text:tab/><text:tab/>romantic_lovelace</text:p>
      <text:p text:style-name="P2"><text:tab/>0a27fd8b75b5 <text:s text:c="7"/>mysql <text:s text:c="19"/>"/entrypoint.sh mysql" <text:s text:c="2"/>2 days ago <text:s text:c="9"/>Exited (0) 2 days ago <text:s text:c="34"/>vigilant_curran</text:p>
      <text:p text:style-name="P2"><text:tab/>0d5492e805d6 <text:s text:c="7"/>mysql/mysql-server:5.6 <text:s text:c="2"/>"/entrypoint.sh mysql" <text:s text:c="2"/>3 weeks ago <text:s text:c="8"/><text:soft-page-break/>Exited (0) 2 days ago <text:s text:c="9"/>3306/tcp <text:s text:c="16"/>mysql</text:p>
      <text:p text:style-name="P2"><text:tab/>0191e50bbd99 <text:s text:c="7"/>f49eec89601e <text:s text:c="12"/>"/bin/bash" <text:s text:c="13"/>3 weeks ago <text:s text:c="8"/>Exited (0) 2 days ago <text:s text:c="34"/><text:tab/><text:tab/><text:tab/>vigilant_montalcini</text:p>
      <text:p text:style-name="P2"><text:tab/>882ccd248333 <text:s text:c="7"/>mysql:latest <text:s text:c="12"/>"/entrypoint.sh mysql" <text:s text:c="2"/>3 weeks ago <text:s text:c="8"/>Exited (0) 2 days ago <text:s text:c="9"/>3306/tcp <text:s text:c="16"/>mysql-server</text:p>
      <text:p text:style-name="P2"><text:tab/>0666de6190ca <text:s text:c="7"/>mysql:latest <text:s text:c="12"/>"/entrypoint.sh mysql" <text:s text:c="2"/>3 weeks ago <text:s text:c="8"/>Created <text:s text:c="48"/>mysql-data</text:p>
      <text:p text:style-name="P2"><text:tab/>93819f83c4c2 <text:s text:c="7"/>mysql <text:s text:c="19"/>"/entrypoint.sh mysql" <text:s text:c="2"/>3 weeks ago <text:s text:c="8"/>Exited (0) 2 days ago <text:s text:c="9"/>0.0.0.0:3306-&gt;3306/tcp <text:s text:c="2"/>new321</text:p>
      <text:p text:style-name="P2"><text:tab/>51d319f16b73 <text:s text:c="7"/>hello-world <text:s text:c="13"/>"/hello" <text:s text:c="16"/>4 weeks ago <text:s text:c="8"/>Exited (0) 4 weeks ago <text:s text:c="33"/>new123</text:p>
      <text:p text:style-name="P2"><text:tab/>3e4aea62117a <text:s text:c="7"/>hello-world <text:s text:c="13"/>"/hello" <text:s text:c="16"/>4 weeks ago <text:s text:c="8"/>Exited (0) 4 weeks ago <text:s text:c="33"/><text:tab/><text:tab/><text:tab/>confident_mcclintock</text:p>
      <text:p text:style-name="P2"><text:tab/>8027a7aa5437 <text:s text:c="7"/>f49eec89601e <text:s text:c="12"/>"/bin/bash" <text:s text:c="13"/>4 weeks ago <text:s text:c="8"/>Exited (0) 3 weeks ago <text:s text:c="33"/>ubuntu_container</text:p>
      <text:p text:style-name="P2"><text:tab/>root@ccoew:/home/ccoew# </text:p>
      <text:p text:style-name="P2"/>
      <text:p text:style-name="P2"/>
      <text:p text:style-name="P2"><text:tab/><text:span text:style-name="T1">B) DOCKER – MYSQL</text:span></text:p>
      <text:p text:style-name="P2"/>
      <text:p text:style-name="P3"><text:tab/></text:p>
      <text:p text:style-name="P3"><text:tab/>CLOUD COMPUTING<text:tab/><text:tab/>: ASSIGNMENT NO.3</text:p>
      <text:p text:style-name="P3"><text:tab/>DOCKER ASSSIGNMENT <text:tab/>: MYSQL</text:p>
      <text:p text:style-name="P3"></text:p>
      <text:p text:style-name="P3"></text:p>
      <text:p text:style-name="P3"><text:tab/>ccoew@ccoew:~$ sudo su</text:p>
      <text:p text:style-name="P3"><text:tab/>[sudo] password for ccoew: </text:p>
      <text:p text:style-name="P3"><text:tab/>root@ccoew:/home/ccoew# docker -v</text:p>
      <text:p text:style-name="P3"><text:tab/>Docker version 1.12.6, build 78d1802</text:p>
      <text:p text:style-name="P3"><text:tab/>-------------------------------------------------------------------------</text:p>
      <text:p text:style-name="P3"><text:tab/>root@ccoew:/home/ccoew# sudo docker info</text:p>
      <text:p text:style-name="P3"><text:tab/>Containers: 27</text:p>
      <text:p text:style-name="P3"><text:tab/> Running: 0</text:p>
      <text:p text:style-name="P3"><text:tab/> Paused: 0</text:p>
      <text:p text:style-name="P3"><text:tab/> Stopped: 27</text:p>
      <text:p text:style-name="P3"><text:tab/>Images: 29</text:p>
      <text:p text:style-name="P3"><text:tab/>Server Version: 1.12.6</text:p>
      <text:p text:style-name="P3"><text:tab/>Storage Driver: aufs</text:p>
      <text:p text:style-name="P3"><text:tab/> Root Dir: /var/lib/docker/aufs</text:p>
      <text:p text:style-name="P3"><text:tab/> Backing Filesystem: extfs</text:p>
      <text:p text:style-name="P3"><text:tab/> Dirs: 119</text:p>
      <text:p text:style-name="P3"><text:tab/> Dirperm1 Supported: true</text:p>
      <text:p text:style-name="P3"><text:tab/>Logging Driver: json-file</text:p>
      <text:p text:style-name="P3"><text:tab/>Cgroup Driver: cgroupfs</text:p>
      <text:p text:style-name="P3"><text:tab/>Plugins:</text:p>
      <text:p text:style-name="P3"><text:tab/> Volume: local</text:p>
      <text:p text:style-name="P3"><text:tab/> Network: bridge null host overlay</text:p>
      <text:p text:style-name="P3"><text:tab/>Swarm: inactive</text:p>
      <text:p text:style-name="P3"><text:tab/>Runtimes: runc</text:p>
      <text:p text:style-name="P3"><text:tab/>Default Runtime: runc</text:p>
      <text:p text:style-name="P3"><text:tab/>Security Options: apparmor seccomp</text:p>
      <text:p text:style-name="P3"><text:tab/>Kernel Version: 4.4.0-21-generic</text:p>
      <text:p text:style-name="P3"><text:soft-page-break/><text:tab/>Operating System: Ubuntu 16.04 LTS</text:p>
      <text:p text:style-name="P3"><text:tab/>OSType: linux</text:p>
      <text:p text:style-name="P3"><text:tab/>Architecture: x86_64</text:p>
      <text:p text:style-name="P3"><text:tab/>CPUs: 4</text:p>
      <text:p text:style-name="P3"><text:tab/>Total Memory: 7.671 GiB</text:p>
      <text:p text:style-name="P3"><text:tab/>Name: ccoew</text:p>
      <text:p text:style-name="P3"><text:tab/>ID: JCWU:TYIO:GIDZ:DGZ4:3YSC:M4FP:MGDB:7KUB:JMNV:RFHN:RQN2:IZJT</text:p>
      <text:p text:style-name="P3"><text:tab/>Docker Root Dir: /var/lib/docker</text:p>
      <text:p text:style-name="P3"><text:tab/>Debug Mode (client): false</text:p>
      <text:p text:style-name="P3"><text:tab/>Debug Mode (server): false</text:p>
      <text:p text:style-name="P3"><text:tab/>Registry: https://index.docker.io/v1/</text:p>
      <text:p text:style-name="P3"><text:tab/>WARNING: No swap limit support</text:p>
      <text:p text:style-name="P3"><text:tab/>Insecure Registries:</text:p>
      <text:p text:style-name="P3"><text:tab/> 127.0.0.0/8</text:p>
      <text:p text:style-name="P3"><text:tab/>-------------------------------------------------------------------------</text:p>
      <text:p text:style-name="P3"><text:tab/>root@ccoew:/home/ccoew# docker search mysql</text:p>
      <text:p text:style-name="P3"><text:tab/>NAME <text:s text:c="27"/>DESCRIPTION <text:s text:c="36"/>STARS <text:s text:c="4"/>OFFICIAL <text:s text:c="2"/>AUTOMATED</text:p>
      <text:p text:style-name="P3"><text:tab/>mysql <text:s text:c="26"/>MySQL is a widely used, open-source relati... <text:s text:c="2"/>4041 <text:s text:c="5"/>[OK] <text:s text:c="6"/></text:p>
      <text:p text:style-name="P3"><text:tab/>mysql/mysql-server <text:s text:c="13"/>Optimized MySQL Server Docker images. Crea... <text:s text:c="2"/>279 <text:s text:c="17"/>[OK]</text:p>
      <text:p text:style-name="P3"><text:tab/>centurylink/mysql <text:s text:c="14"/>Image containing mysql. Optimized to be li... <text:s text:c="2"/>49 <text:s text:c="18"/>[OK]</text:p>
      <text:p text:style-name="P3"><text:tab/>sameersbn/mysql <text:s text:c="64"/>44 <text:s text:c="18"/>[OK]</text:p>
      <text:p text:style-name="P3"><text:tab/>zabbix/zabbix-server-mysql <text:s text:c="5"/>Zabbix Server with MySQL database support <text:s text:c="6"/>29 <text:s text:c="18"/>[OK]</text:p>
      <text:p text:style-name="P3"><text:tab/>zabbix/zabbix-web-nginx-mysql <text:s text:c="2"/>Zabbix frontend based on Nginx web-server ... <text:s text:c="2"/>15 <text:s text:c="18"/>[OK]</text:p>
      <text:p text:style-name="P3"><text:tab/>appcontainers/mysql <text:s text:c="12"/>Centos/Debian Based Customizable MySQL Con... <text:s text:c="2"/>8 <text:s text:c="19"/>[OK]</text:p>
      <text:p text:style-name="P3"><text:tab/>marvambass/mysql <text:s text:c="15"/>MySQL Server based on Ubuntu 14.04 <text:s text:c="13"/>7 <text:s text:c="19"/>[OK]</text:p>
      <text:p text:style-name="P3"><text:tab/>dnhsoft/mysql-utf8 <text:s text:c="13"/>Inherits the official MySQL image configur... <text:s text:c="2"/>5 <text:s text:c="19"/>[OK]</text:p>
      <text:p text:style-name="P3"><text:tab/>bitnami/mysql <text:s text:c="18"/>Bitnami MySQL Docker Image <text:s text:c="21"/>3 <text:s text:c="19"/>[OK]</text:p>
      <text:p text:style-name="P3"><text:tab/>alterway/mysql <text:s text:c="17"/>Docker Mysql <text:s text:c="35"/>3 <text:s text:c="19"/>[OK]</text:p>
      <text:p text:style-name="P3"><text:tab/>frodenas/mysql <text:s text:c="17"/>A Docker Image for MySQL <text:s text:c="23"/>3 <text:s text:c="19"/>[OK]</text:p>
      <text:p text:style-name="P3"><text:tab/>yfix/mysql <text:s text:c="21"/>Yfix docker built mysql <text:s text:c="24"/>2 <text:s text:c="19"/>[OK]</text:p>
      <text:p text:style-name="P3"><text:tab/>drupaldocker/mysql <text:s text:c="13"/>MySQL for Drupal <text:s text:c="31"/>2 <text:s text:c="19"/>[OK]</text:p>
      <text:p text:style-name="P3"><text:tab/>debezium/example-mysql <text:s text:c="9"/>Example MySQL database server with a simpl... <text:s text:c="2"/>2 <text:s text:c="19"/>[OK]</text:p>
      <text:p text:style-name="P3"><text:tab/>tozd/mysql <text:s text:c="21"/>MySQL (MariaDB fork) Docker image. <text:s text:c="13"/>1 <text:s text:c="19"/>[OK]</text:p>
      <text:p text:style-name="P3"><text:tab/>newrelic/mysql-plugin <text:s text:c="10"/>New Relic Plugin for monitoring MySQL data... <text:s text:c="2"/>1 <text:s text:c="19"/>[OK]</text:p>
      <text:p text:style-name="P3"><text:tab/>coscale/mysql <text:s text:c="18"/>CoScale custom configuration of the offici... <text:s text:c="2"/>1 <text:s text:c="19"/>[OK]</text:p>
      <text:p text:style-name="P3"><text:tab/>lysender/mysql <text:s text:c="17"/>MySQL base image using Ubuntu 16.04 Xenial <text:s text:c="5"/>1 <text:s text:c="19"/>[OK]</text:p>
      <text:p text:style-name="P3"><text:tab/>treenity/mysql <text:s text:c="17"/>Mysql5.7 with OSx permission fixs <text:s text:c="14"/>0 <text:s text:c="19"/>[OK]</text:p>
      <text:p text:style-name="P3"><text:tab/>captomd/mysql <text:s text:c="18"/>CaptoMD mysql configuration <text:s text:c="20"/>0 <text:s text:c="19"/>[OK]</text:p>
      <text:p text:style-name="P3"><text:tab/>projectomakase/mysql <text:s text:c="11"/>Docker image for MySQL <text:s text:c="25"/>0 <text:s text:c="19"/>[OK]</text:p>
      <text:p text:style-name="P3"><text:tab/>cloudposse/mysql <text:s text:c="15"/>Improved `mysql` service with support for ... <text:s text:c="2"/>0 <text:s text:c="19"/>[OK]</text:p>
      <text:p text:style-name="P3"><text:soft-page-break/><text:tab/>nanobox/mysql <text:s text:c="18"/>MySQL service for nanobox.io <text:s text:c="19"/>0 <text:s text:c="19"/>[OK]</text:p>
      <text:p text:style-name="P3"><text:tab/>datajoint/mysql <text:s text:c="16"/>MySQL image pre-configured to work smoothl... <text:s text:c="2"/>0 <text:s text:c="19"/>[OK]</text:p>
      <text:p text:style-name="P3"><text:tab/>-------------------------------------------------------------------------</text:p>
      <text:p text:style-name="P3"><text:tab/>root@ccoew:/home/ccoew# docker pull mysql</text:p>
      <text:p text:style-name="P3"><text:tab/>Using default tag: latest</text:p>
      <text:p text:style-name="P3"><text:tab/>latest: Pulling from library/mysql</text:p>
      <text:p text:style-name="P3"><text:tab/>Digest: sha256:6d4b33d189d62afe590ee4b35f92aae31ffa79ccc4d4db8bd3d3b893c8019596</text:p>
      <text:p text:style-name="P3"><text:tab/>Status: Image is up to date for mysql:latest</text:p>
      <text:p text:style-name="P3"><text:tab/>-------------------------------------------------------------------------</text:p>
      <text:p text:style-name="P3"><text:tab/>root@ccoew:/home/ccoew# docker images</text:p>
      <text:p text:style-name="P3"><text:tab/>REPOSITORY <text:s text:c="10"/>TAG <text:s text:c="16"/>IMAGE ID <text:s text:c="11"/>CREATED <text:s text:c="12"/>SIZE</text:p>
      <text:p text:style-name="P3"><text:tab/>mysql <text:s text:c="15"/>latest <text:s text:c="13"/>22be5748ecbe <text:s text:c="7"/>2 weeks ago <text:s text:c="8"/>405.6 MB</text:p>
      <text:p text:style-name="P3"><text:tab/>ubuntu <text:s text:c="14"/>16.10 <text:s text:c="14"/>30b23364a716 <text:s text:c="7"/>2 weeks ago <text:s text:c="8"/>104.1 MB</text:p>
      <text:p text:style-name="P3"><text:tab/>ubuntu <text:s text:c="14"/>latest <text:s text:c="13"/>0ef2e08ed3fa <text:s text:c="7"/>2 weeks ago <text:s text:c="8"/>130 MB</text:p>
      <text:p text:style-name="P3"><text:tab/>mysql/mysql-server <text:s text:c="2"/>latest <text:s text:c="13"/>65f6760a2eef <text:s text:c="7"/>4 weeks ago <text:s text:c="8"/>214.7 MB</text:p>
      <text:p text:style-name="P3"><text:tab/>mysql/mysql-server <text:s text:c="2"/>5.6 <text:s text:c="16"/>bcf0ba9e4379 <text:s text:c="7"/>4 weeks ago <text:s text:c="8"/>214.1 MB</text:p>
      <text:p text:style-name="P3"><text:tab/>ubuntu <text:s text:c="14"/>&lt;none&gt; <text:s text:c="13"/>f49eec89601e <text:s text:c="7"/>8 weeks ago <text:s text:c="8"/>129.5 MB</text:p>
      <text:p text:style-name="P3"><text:tab/>hello-world <text:s text:c="9"/>latest <text:s text:c="13"/>48b5124b2768 <text:s text:c="7"/>9 weeks ago <text:s text:c="8"/>1.84 kB</text:p>
      <text:p text:style-name="P3"><text:tab/>ubuntuimage <text:s text:c="9"/>latest <text:s text:c="13"/>c227688b49ca <text:s text:c="7"/>15 months ago <text:s text:c="6"/>187.9 MB</text:p>
      <text:p text:style-name="P3"><text:tab/>&lt;none&gt; <text:s text:c="14"/>&lt;none&gt; <text:s text:c="13"/>3a39df579e42 <text:s text:c="7"/>18 months ago <text:s text:c="6"/>283.5 MB</text:p>
      <text:p text:style-name="P3"><text:tab/>docker/whalesay <text:s text:c="5"/>latest <text:s text:c="13"/>6b362a9f73eb <text:s text:c="7"/>22 months ago <text:s text:c="6"/>247 MB</text:p>
      <text:p text:style-name="P3"><text:tab/>-------------------------------------------------------------------------</text:p>
      <text:p text:style-name="P3"><text:tab/>root@ccoew:/home/ccoew# docker ps -a</text:p>
      <text:p text:style-name="P3"><text:tab/>CONTAINER ID <text:s text:c="7"/>IMAGE <text:s text:c="19"/>COMMAND <text:s text:c="17"/>CREATED <text:s text:c="12"/>STATUS <text:s text:c="24"/>PORTS <text:s text:c="19"/>NAMES</text:p>
      <text:p text:style-name="P3"><text:tab/>e47807d70214 <text:s text:c="7"/>mysql <text:s text:c="19"/>"docker-entrypoint.sh" <text:s text:c="2"/>14 minutes ago <text:s text:c="5"/>Exited (1) 14 minutes ago <text:s text:c="30"/>awesome_bardeen</text:p>
      <text:p text:style-name="P3"><text:tab/>2cc515719877 <text:s text:c="7"/>hello-world <text:s text:c="13"/>"/hello" <text:s text:c="16"/>23 minutes ago <text:s text:c="5"/>Exited (0) 23 minutes ago <text:s text:c="30"/>trusting_jennings</text:p>
      <text:p text:style-name="P3"><text:tab/>896463f11609 <text:s text:c="7"/>ubuntu:16.10 <text:s text:c="12"/>"/bin/bash" <text:s text:c="13"/>53 minutes ago <text:s text:c="5"/>Exited (127) 50 minutes ago <text:s text:c="28"/>small_bell</text:p>
      <text:p text:style-name="P3"><text:tab/>1b210c5c93be <text:s text:c="7"/>ubuntu:16.10 <text:s text:c="12"/>"/bin/bash" <text:s text:c="13"/>54 minutes ago <text:s text:c="5"/>Created <text:s text:c="48"/>high_agnesi</text:p>
      <text:p text:style-name="P3"><text:tab/>909a0fc06cb1 <text:s text:c="7"/>hello-world <text:s text:c="13"/>"/hello" <text:s text:c="16"/>58 minutes ago <text:s text:c="5"/>Exited (0) 58 minutes ago <text:s text:c="30"/>elegant_archimedes</text:p>
      <text:p text:style-name="P3"><text:tab/>f0c6b9d66cec <text:s text:c="7"/>hello-world <text:s text:c="13"/>"/hello" <text:s text:c="16"/>59 minutes ago <text:s text:c="5"/>Exited (0) 59 minutes ago <text:s text:c="30"/>silly_ramanujan</text:p>
      <text:p text:style-name="P3"><text:tab/>bd92d4095e02 <text:s text:c="7"/>3a39df579e42 <text:s text:c="12"/>"/entrypoint.sh mysql" <text:s text:c="2"/>About an hour ago <text:s text:c="2"/>Exited (0) About an hour ago <text:s text:c="27"/>test-mysql</text:p>
      <text:p text:style-name="P3"><text:tab/>e833d829d9b9 <text:s text:c="7"/>ubuntu:16.10 <text:s text:c="12"/>"/bin/bash" <text:s text:c="13"/>2 hours ago <text:s text:c="8"/>Exited (0) 2 hours ago <text:s text:c="33"/>silly_panini</text:p>
      <text:p text:style-name="P3"><text:tab/>2ff5b1ef6a3e <text:s text:c="7"/>ubuntu:16.10 <text:s text:c="12"/>"/bin/bash" <text:s text:c="13"/>2 hours ago <text:s text:c="8"/>Created <text:s text:c="48"/>condescending_rosalind</text:p>
      <text:p text:style-name="P3"><text:tab/>62e07474db64 <text:s text:c="7"/>hello-world <text:s text:c="13"/>"/hello" <text:s text:c="16"/>2 hours ago <text:s text:c="8"/>Exited (0) 2 hours ago <text:s text:c="33"/>agitated_babbage</text:p>
      <text:p text:style-name="P3"><text:tab/>66e4df2f63bf <text:s text:c="7"/>hello-world <text:s text:c="13"/>"/hello" <text:s text:c="16"/>2 hours ago <text:s text:c="8"/>Exited (0) 2 hours ago <text:s text:c="33"/>pedantic_jang</text:p>
      <text:p text:style-name="P3"><text:tab/>e65dd7263b89 <text:s text:c="7"/>mysql/mysql-server:5.6 <text:s text:c="2"/>"/entrypoint.sh mysql" <text:s text:c="2"/>4 hours ago <text:s text:c="8"/>Exited (0) 3 hours ago <text:s text:c="33"/>my-container-name</text:p>
      <text:p text:style-name="P3"><text:tab/>36aba7e42087 <text:s text:c="7"/>bcf0ba9e4379 <text:s text:c="12"/>"/entrypoint.sh mysql" <text:s text:c="2"/>4 hours ago <text:s text:c="8"/>Exited (0) 4 hours ago <text:s text:c="33"/>friendly_yalow</text:p>
      <text:p text:style-name="P3"><text:soft-page-break/><text:tab/>649675f6cb6e <text:s text:c="7"/>docker/whalesay <text:s text:c="9"/>"cowsay boo boo bohit" <text:s text:c="2"/>4 hours ago <text:s text:c="8"/>Exited (0) 4 hours ago <text:s text:c="33"/>elastic_payne</text:p>
      <text:p text:style-name="P3"><text:tab/>03fd84d6b31d <text:s text:c="7"/>docker/whalesay <text:s text:c="9"/>"cowsay boo" <text:s text:c="12"/>4 hours ago <text:s text:c="8"/>Exited (0) 4 hours ago <text:s text:c="33"/>focused_mcnulty</text:p>
      <text:p text:style-name="P3"><text:tab/>d009b44ec2f2 <text:s text:c="7"/>6b362a9f73eb <text:s text:c="12"/>"/bin/bash" <text:s text:c="13"/>4 hours ago <text:s text:c="8"/>Exited (0) 4 hours ago <text:s text:c="33"/>gallant_saha</text:p>
      <text:p text:style-name="P3"><text:tab/>d3f851a76225 <text:s text:c="7"/>hello-world <text:s text:c="13"/>"/hello" <text:s text:c="16"/>5 hours ago <text:s text:c="8"/>Exited (0) 5 hours ago <text:s text:c="33"/>flamboyant_brown</text:p>
      <text:p text:style-name="P3"><text:tab/>31ab391edf73 <text:s text:c="7"/>3a39df579e42 <text:s text:c="12"/>"/entrypoint.sh mysql" <text:s text:c="2"/>2 days ago <text:s text:c="9"/>Exited (0) 2 days ago <text:s text:c="34"/>romantic_lovelace</text:p>
      <text:p text:style-name="P3"><text:tab/>0a27fd8b75b5 <text:s text:c="7"/>3a39df579e42 <text:s text:c="12"/>"/entrypoint.sh mysql" <text:s text:c="2"/>2 days ago <text:s text:c="9"/>Exited (0) 2 days ago <text:s text:c="34"/>vigilant_curran</text:p>
      <text:p text:style-name="P3"><text:tab/>0d5492e805d6 <text:s text:c="7"/>mysql/mysql-server:5.6 <text:s text:c="2"/>"/entrypoint.sh mysql" <text:s text:c="2"/>3 weeks ago <text:s text:c="8"/>Exited (0) 2 days ago <text:s text:c="9"/>3306/tcp <text:s text:c="16"/>mysql</text:p>
      <text:p text:style-name="P3"><text:tab/>0191e50bbd99 <text:s text:c="7"/>f49eec89601e <text:s text:c="12"/>"/bin/bash" <text:s text:c="13"/>3 weeks ago <text:s text:c="8"/>Exited (0) 2 days ago <text:s text:c="34"/>vigilant_montalcini</text:p>
      <text:p text:style-name="P3"><text:tab/>882ccd248333 <text:s text:c="7"/>3a39df579e42 <text:s text:c="12"/>"/entrypoint.sh mysql" <text:s text:c="2"/>3 weeks ago <text:s text:c="8"/>Exited (0) 2 days ago <text:s text:c="9"/>3306/tcp <text:s text:c="16"/>mysql-server</text:p>
      <text:p text:style-name="P3"><text:tab/>0666de6190ca <text:s text:c="7"/>3a39df579e42 <text:s text:c="12"/>"/entrypoint.sh mysql" <text:s text:c="2"/>3 weeks ago <text:s text:c="8"/>Created <text:s text:c="48"/>mysql-data</text:p>
      <text:p text:style-name="P3"><text:tab/>93819f83c4c2 <text:s text:c="7"/>3a39df579e42 <text:s text:c="12"/>"/entrypoint.sh mysql" <text:s text:c="2"/>3 weeks ago <text:s text:c="8"/>Exited (0) 2 days ago <text:s text:c="9"/>0.0.0.0:3306-&gt;3306/tcp <text:s text:c="2"/>new321</text:p>
      <text:p text:style-name="P3"><text:tab/>51d319f16b73 <text:s text:c="7"/>hello-world <text:s text:c="13"/>"/hello" <text:s text:c="16"/>4 weeks ago <text:s text:c="8"/>Exited (0) 4 weeks ago <text:s text:c="33"/>new123</text:p>
      <text:p text:style-name="P3"><text:tab/>3e4aea62117a <text:s text:c="7"/>hello-world <text:s text:c="13"/>"/hello" <text:s text:c="16"/>4 weeks ago <text:s text:c="8"/>Exited (0) 4 weeks ago <text:s text:c="33"/>confident_mcclintock</text:p>
      <text:p text:style-name="P3"><text:tab/>8027a7aa5437 <text:s text:c="7"/>f49eec89601e <text:s text:c="12"/>"/bin/bash" <text:s text:c="13"/>4 weeks ago <text:s text:c="8"/>Exited (0) 3 weeks ago <text:s text:c="33"/>ubuntu_container</text:p>
      <text:p text:style-name="P3"><text:tab/>-------------------------------------------------------------------------</text:p>
      <text:p text:style-name="P3"><text:tab/>root@ccoew:/home/ccoew# docker images</text:p>
      <text:p text:style-name="P3"><text:tab/>REPOSITORY <text:s text:c="10"/>TAG <text:s text:c="16"/>IMAGE ID <text:s text:c="11"/>CREATED <text:s text:c="12"/>SIZE</text:p>
      <text:p text:style-name="P3"><text:tab/>mysql <text:s text:c="15"/>latest <text:s text:c="13"/>22be5748ecbe <text:s text:c="7"/>2 weeks ago <text:s text:c="8"/>405.6 MB</text:p>
      <text:p text:style-name="P3"><text:tab/>ubuntu <text:s text:c="14"/>16.10 <text:s text:c="14"/>30b23364a716 <text:s text:c="7"/>2 weeks ago <text:s text:c="8"/>104.1 MB</text:p>
      <text:p text:style-name="P3"><text:tab/>ubuntu <text:s text:c="14"/>latest <text:s text:c="13"/>0ef2e08ed3fa <text:s text:c="7"/>2 weeks ago <text:s text:c="8"/>130 MB</text:p>
      <text:p text:style-name="P3"><text:tab/>mysql/mysql-server <text:s text:c="2"/>latest <text:s text:c="13"/>65f6760a2eef <text:s text:c="7"/>4 weeks ago <text:s text:c="8"/>214.7 MB</text:p>
      <text:p text:style-name="P3"><text:tab/>mysql/mysql-server <text:s text:c="2"/>5.6 <text:s text:c="16"/>bcf0ba9e4379 <text:s text:c="7"/>4 weeks ago <text:s text:c="8"/>214.1 MB</text:p>
      <text:p text:style-name="P3"><text:tab/>ubuntu <text:s text:c="14"/>&lt;none&gt; <text:s text:c="13"/>f49eec89601e <text:s text:c="7"/>8 weeks ago <text:s text:c="8"/>129.5 MB</text:p>
      <text:p text:style-name="P3"><text:tab/>hello-world <text:s text:c="9"/>latest <text:s text:c="13"/>48b5124b2768 <text:s text:c="7"/>9 weeks ago <text:s text:c="8"/>1.84 kB</text:p>
      <text:p text:style-name="P3"><text:tab/>ubuntuimage <text:s text:c="9"/>latest <text:s text:c="13"/>c227688b49ca <text:s text:c="7"/>15 months ago <text:s text:c="6"/>187.9 MB</text:p>
      <text:p text:style-name="P3"><text:tab/>&lt;none&gt; <text:s text:c="14"/>&lt;none&gt; <text:s text:c="13"/>3a39df579e42 <text:s text:c="7"/>18 months ago <text:s text:c="6"/>283.5 MB</text:p>
      <text:p text:style-name="P3"><text:tab/>docker/whalesay <text:s text:c="5"/>latest <text:s text:c="13"/>6b362a9f73eb <text:s text:c="7"/>22 months ago <text:s text:c="6"/>247 MB</text:p>
      <text:p text:style-name="P3"><text:tab/>-------------------------------------------------------------------------</text:p>
      <text:p text:style-name="P3"><text:tab/>root@ccoew:/home/ccoew# docker run --name mysql5 -e <text:tab/>MYSQL_ROOT_PASSWORD=ccoew -d mysql/mysql-server</text:p>
      <text:p text:style-name="P3"><text:tab/>636e878358f39d1a8a605d48cff4174f51bd6dc3d2ad3536f20ec1540d79f527</text:p>
      <text:p text:style-name="P3"><text:tab/>-------------------------------------------------------------------------</text:p>
      <text:p text:style-name="P3"><text:tab/>root@ccoew:/home/ccoew# docker exec -it mysql5 mysql -uroot -p</text:p>
      <text:p text:style-name="P3"><text:tab/>Enter password: </text:p>
      <text:p text:style-name="P3"><text:tab/>Welcome to the MySQL monitor. <text:s/>Commands end with ; or \g.</text:p>
      <text:p text:style-name="P3"><text:tab/>Your MySQL connection id is 3</text:p>
      <text:p text:style-name="P3"><text:tab/>Server version: 5.7.17 MySQL Community Server (GPL)</text:p>
      <text:p text:style-name="P3"></text:p>
      <text:p text:style-name="P3"><text:soft-page-break/><text:tab/>Copyright (c) 2000, 2016, Oracle and/or its affiliates. All rights reserved.</text:p>
      <text:p text:style-name="P3"></text:p>
      <text:p text:style-name="P3"><text:tab/>Oracle is a registered trademark of Oracle Corporation and/or its</text:p>
      <text:p text:style-name="P3"><text:tab/>affiliates. Other names may be trademarks of their respective</text:p>
      <text:p text:style-name="P3"><text:tab/>owners.</text:p>
      <text:p text:style-name="P3"></text:p>
      <text:p text:style-name="P3"><text:tab/>Type 'help;' or '\h' for help. Type '\c' to clear the current input statement.</text:p>
      <text:p text:style-name="P3"></text:p>
      <text:p text:style-name="P3"><text:tab/>mysql&gt; </text:p>
      <text:p text:style-name="P3"><text:tab/>-------------------------------------------------------------------------</text:p>
      <text:p text:style-name="P3"><text:tab/>mysql&gt; create database batcha; </text:p>
      <text:p text:style-name="P3"><text:tab/>Query OK, 1 row affected (0.00 sec)</text:p>
      <text:p text:style-name="P3"></text:p>
      <text:p text:style-name="P3"><text:tab/>mysql&gt; show databases;</text:p>
      <text:p text:style-name="P3"><text:tab/>+--------------------+</text:p>
      <text:p text:style-name="P3"><text:tab/>| Database <text:s text:c="10"/>|</text:p>
      <text:p text:style-name="P3"><text:tab/>+--------------------+</text:p>
      <text:p text:style-name="P3"><text:tab/>| information_schema |</text:p>
      <text:p text:style-name="P3"><text:tab/>| batcha <text:s text:c="12"/>|</text:p>
      <text:p text:style-name="P3"><text:tab/>| mysql <text:s text:c="13"/>|</text:p>
      <text:p text:style-name="P3"><text:tab/>| performance_schema |</text:p>
      <text:p text:style-name="P3"><text:tab/>| sys <text:s text:c="15"/>|</text:p>
      <text:p text:style-name="P3"><text:tab/>+--------------------+</text:p>
      <text:p text:style-name="P3"><text:tab/>5 rows in set (0.00 sec)</text:p>
      <text:p text:style-name="P3"><text:tab/>mysql&gt; use batcha;</text:p>
      <text:p text:style-name="P3"><text:tab/>Database changed</text:p>
      <text:p text:style-name="P3"><text:tab/>mysql&gt; show tables;</text:p>
      <text:p text:style-name="P3"><text:tab/>Empty set (0.00 sec)</text:p>
      <text:p text:style-name="P3"></text:p>
      <text:p text:style-name="P3"><text:tab/>mysql&gt; create table student (lastName VARCHAR(20), firstName VARCHAR(20), rollno INT(20));</text:p>
      <text:p text:style-name="P3"><text:tab/>Query OK, 0 rows affected (0.25 sec)</text:p>
      <text:p text:style-name="P3"></text:p>
      <text:p text:style-name="P3"><text:tab/>mysql&gt; insert into student values('kulkarni','soumya','12');</text:p>
      <text:p text:style-name="P3"><text:tab/>Query OK, 1 row affected (0.04 sec)</text:p>
      <text:p text:style-name="P3"></text:p>
      <text:p text:style-name="P3"><text:tab/>mysql&gt; insert into student values('mhasakar','maitreyee','10'); <text:s text:c="5"/></text:p>
      <text:p text:style-name="P3"><text:tab/>Query OK, 1 row affected (0.04 sec)</text:p>
      <text:p text:style-name="P3"></text:p>
      <text:p text:style-name="P3"><text:tab/>mysql&gt; insert into student values('dhuri','devina','07'); <text:s text:c="7"/></text:p>
      <text:p text:style-name="P3"><text:tab/>Query OK, 1 row affected (0.05 sec)</text:p>
      <text:p text:style-name="P3"></text:p>
      <text:p text:style-name="P3"><text:tab/>mysql&gt; select * from student;</text:p>
      <text:p text:style-name="P3"><text:tab/>+----------+-----------+--------+</text:p>
      <text:p text:style-name="P3"><text:tab/>| lastName | firstName | rollno |</text:p>
      <text:p text:style-name="P3"><text:tab/>+----------+-----------+--------+</text:p>
      <text:p text:style-name="P3"><text:tab/>| kulkarni | soumya <text:s text:c="3"/>| <text:s text:c="4"/>12 |</text:p>
      <text:p text:style-name="P3"><text:tab/>| mhasakar | maitreyee | <text:s text:c="4"/>10 |</text:p>
      <text:p text:style-name="P3"><text:tab/>| dhuri <text:s text:c="3"/>| devina <text:s text:c="3"/>| <text:s text:c="5"/>7 |</text:p>
      <text:p text:style-name="P3"><text:tab/>+----------+-----------+--------+</text:p>
      <text:p text:style-name="P3"><text:tab/>3 rows in set (0.00 sec)</text:p>
      <text:p text:style-name="P3"><text:tab/>mysql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22:02:34.889487875</meta:creation-date>
    <dc:date>2017-03-22T22:04:58.737446679</dc:date>
    <meta:editing-duration>PT2M3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0" meta:paragraph-count="394" meta:word-count="2460" meta:character-count="30072" meta:non-whitespace-character-count="17432"/>
  </office:meta>
</office:document-meta>
</file>